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media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CM003812.1_11286500-11300000 13501 bp</text:p>
      <text:p text:style-name="Preformatted_20_Text">Sequence 2: PRE_RM <text:s text:c="22"/>135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68</text:p>
      <text:p text:style-name="Preformatted_20_Text">Guide tree file created: <text:s text:c="2"/><text:a xlink:type="simple" xlink:href="https://www.genome.jp/tools-bin/pushfile?210911205433JCCms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56519</text:p>
      <text:p text:style-name="Preformatted_20_Text">Alignment Score 57955</text:p>
      <text:p text:style-name="Preformatted_20_Text"/>
      <text:p text:style-name="Preformatted_20_Text">CLUSTAL-Alignment file created <text:s/><text:a xlink:type="simple" xlink:href="https://www.genome.jp/tools-bin/pushfile?210911205433JCCms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10911205433JCCms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CM003812.1_11286500-11300000 <text:s text:c="5"/>TACTAACGGCCAAGAATAATAAATAAATGGGAAAATATCTGTCTTAGGTA</text:p>
      <text:p text:style-name="Preformatted_20_Text">PRE_RM <text:s text:c="27"/>TACTAACGGCCAAGAATAATAAATAAATGGGAAAATATCTGTCTTAGG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TCAGACATAATTTTTGCTGAATAATTTAGACTAAGTTCTTGCTTGC</text:p>
      <text:p text:style-name="Preformatted_20_Text">PRE_RM <text:s text:c="27"/>GCTGTCAGACATAATTTTTGCTGAATAATTTAGACTAAGTTCTTGCT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AATCAGTTGTTAGTGGGATTGATGATTAGTAGCTTGAAAAAAAAATT</text:p>
      <text:p text:style-name="Preformatted_20_Text">PRE_RM <text:s text:c="27"/>TTAAATCAGTTGTTAGTGGGATTGATGATTAGTAGCTTGAAAAAAA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AAAATTGTTTTGTGCTTAAGTGAAGGGCTACACTGTAAAAAACACTAC</text:p>
      <text:p text:style-name="Preformatted_20_Text">PRE_RM <text:s text:c="27"/>TAAAAATTGTTTTGTGCTTAAGTGAAGGGCTACACTGTAAAAAACAC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CTTGAAGTCAGAAAAATAATAATTTTGGAGTTTTCCAGGCTAAAATT</text:p>
      <text:p text:style-name="Preformatted_20_Text">PRE_RM <text:s text:c="27"/>ACACTTGAAGTCAGAAAAATAATAATTTTGGAGTTTTCCAGGCTAAAATT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AATAGCCGTTTGGTGCTGGAGCTTGACAATAGCTGTCAAGATCTACAGAT</text:p>
      <text:p text:style-name="Preformatted_20_Text">PRE_RM <text:s text:c="27"/>AATAGCCGTTTGGTGCTGGAGCTTGACAATAGCTGTCAAGATCTACAG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AAATAACTTGTGTTGGGAGGGANNNNNNNNNNNNNNNNNNNNNNNN</text:p>
      <text:p text:style-name="Preformatted_20_Text">PRE_RM <text:s text:c="27"/>TATAAAATAACTTGTGTTGGGAGGGACCTGTTGTGGGTAGGGTTGCTGCC</text:p>
      <text:p text:style-name="Preformatted_20_Text"><text:s text:c="34"/>************************** <text:s text:c="2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CCAGATCATGCTGCCTAGGGCCTCATCCAGCCTGGCCTTGAGAAAC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AGGGATGGGGCATCCATTGCTCTCTGGGCAACCTGTGCTAGTGC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GCCACCGTCTGTATAAAGAATTTCTACCTCACACAGGTCTCACTTAT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GGTCTAAAGCCATTCACCCTTTTACTATTACCATCAGACCATGTAA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TCACAGAATTGTAGGGGTTGGAAGGTCCAACCCCCCTGCCAAAGCAG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CTACACCATGTCACACAGGAAGGCATCCAGGTGGGTCTTGAATAT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GAGAAGGAGACTCCACCACCTCCCTGGGCAGCCTGTTCCAGTGC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ACCCTCACTGTAAAGAAGTTCTTCCGCACATTGTGTGCAGAACT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TGCTGTAGTTTCATCCCATTACCCCTAGTCCGTATCCCACGCACC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AAGTGACCAGCCTCACCACTATGGCTCCCACACCTCAGGTATTTAT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CCTGGATCAAGTCCCCTCTCAGCCTTCTCAAGGCTAAACAGACCCAG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CTAAGTCTCTCCTTGTGGGGGAGATGCTCCAGGCCCTTCACCATC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TGGCCCTCTGCTGGACTCTTTCCAAGAGATCCCTGTCTTTTCTGTACT</text:p>
      <text:p text:style-name="Preformatted_20_Text"><text:s text:c="84"/></text:p>
      <text:p text:style-name="Preformatted_20_Text"><text:soft-page-break/></text:p>
      <text:p text:style-name="Preformatted_20_Text">CM003812.1_11286500-11300000 <text:s text:c="5"/>NNNNNNNNNNNNNNNNNNNNNNNNNNNNNNNNNNNNNNNNNNNNNNNNNN</text:p>
      <text:p text:style-name="Preformatted_20_Text">PRE_RM <text:s text:c="27"/>GGGGAGCCCAGAACCGGACACAATATTCCAGATGAGGCCTCACCAGGG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GTAGAGGGGGAGGATCACCTCCTTCGACCTGCTGGACATGCTCTTT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TCACTGCTGGCTAAAAA</text:p>
      <text:p text:style-name="Preformatted_20_Text">PRE_RM <text:s text:c="27"/>AATACACCCCAGTATGCCATTGGCTTTTTTGGCTCACTGCTGGCTAAAAA</text:p>
      <text:p text:style-name="Preformatted_20_Text"><text:s text:c="67"/>*****************</text:p>
      <text:p text:style-name="Preformatted_20_Text"/>
      <text:p text:style-name="Preformatted_20_Text">CM003812.1_11286500-11300000 <text:s text:c="5"/>ATTTTAGACTGCAAATTTCTGAATGCTGAAATCATATTGTACTTTCTGTA</text:p>
      <text:p text:style-name="Preformatted_20_Text">PRE_RM <text:s text:c="27"/>ATTTTAGACTGCAAATTTCTGAATGCTGAAATCATATTGTACTTTCTG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TTTATATGACACTTCAGTTGAAGCCACAACTACATGTTGCTCTGAC</text:p>
      <text:p text:style-name="Preformatted_20_Text">PRE_RM <text:s text:c="27"/>TCTTTTTATATGACACTTCAGTTGAAGCCACAACTACATGTTGCTCTG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ATTCAAGCTCTTGAAGGAAATGAACTGAACACTGCAGCAGGAGTGT</text:p>
      <text:p text:style-name="Preformatted_20_Text">PRE_RM <text:s text:c="27"/>CTGAATTCAAGCTCTTGAAGGAAATGAACTGAACACTGCAGCAGGAG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CCTTTCCTTTACCCTCCCCTCTTATCCCCTTCCCCAGGAAACATCCA</text:p>
      <text:p text:style-name="Preformatted_20_Text">PRE_RM <text:s text:c="27"/>TGGCCTTTCCTTTACCCTCCCCTCTTATCCCCTTCCCCAGGAAACATC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GCACCTAGACTGGCTGATAGTTAAGGCTTNNNNNNNNNNNNNNNNNNN</text:p>
      <text:p text:style-name="Preformatted_20_Text">PRE_RM <text:s text:c="27"/>GGGCACCTAGACTGGCTGATAGTTAAGGCTTAAAATTAAAAAGAAGAAAT</text:p>
      <text:p text:style-name="Preformatted_20_Text"><text:s text:c="34"/>******************************* <text:s text:c="18"/></text:p>
      <text:p text:style-name="Preformatted_20_Text"/>
      <text:p text:style-name="Preformatted_20_Text">CM003812.1_11286500-11300000 <text:s text:c="5"/>NNNNNNNNNNNNNNNNNNNNGAGATGGAACATCCCTCTTTTTAATTGCAT</text:p>
      <text:p text:style-name="Preformatted_20_Text">PRE_RM <text:s text:c="27"/>AAAAAAAAAAAAAAAAAAAAGAGATGGAACATCCCTCTTTTTAATTGCAT</text:p>
      <text:p text:style-name="Preformatted_20_Text"><text:s text:c="54"/>******************************</text:p>
      <text:p text:style-name="Preformatted_20_Text"/>
      <text:p text:style-name="Preformatted_20_Text">CM003812.1_11286500-11300000 <text:s text:c="5"/>TTAAAATATTAAAATAACACAGGAGAAAATATCCAGCCAGCCAAAATAAG</text:p>
      <text:p text:style-name="Preformatted_20_Text">PRE_RM <text:s text:c="27"/>TTAAAATATTAAAATAACACAGGAGAAAATATCCAGCCAGCCAAAAT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CCTGTCCTCATTAGGAAAGTTATCCTCAGCCAGTTTCTAACTGGCTTG</text:p>
      <text:p text:style-name="Preformatted_20_Text">PRE_RM <text:s text:c="27"/>GTCCTGTCCTCATTAGGAAAGTTATCCTCAGCCAGTTTCTAACTGGC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TTGGAACAGCTGTCTTAAATGCTTCAGTTGATAACTTGTGAAAG</text:p>
      <text:p text:style-name="Preformatted_20_Text">PRE_RM <text:s text:c="27"/>TGGAAGTTGGAACAGCTGTCTTAAATGCTTCAGTTGATAACTTGTGA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GTCTAAAAAGTTGGTTTTNNNNNNNNNNNNNNNNNNNNNNNNNNNN</text:p>
      <text:p text:style-name="Preformatted_20_Text">PRE_RM <text:s text:c="27"/>AGAAGTCTAAAAAGTTGGTTTTCTTTCTGTTTATACATTCACTTTAAATA</text:p>
      <text:p text:style-name="Preformatted_20_Text"><text:s text:c="34"/>********************** <text:s text:c="27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GGAAGGCTGCAAAGAGGTCTCCCTGGAGCCTTCTCTGCTCCAGACT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GAGCAGGTGCCTCTGTGTTTATACATAGGAGAAATGCTCCAGCCCC</text:p>
      <text:p text:style-name="Preformatted_20_Text"><text:soft-page-break/><text:s text:c="84"/></text:p>
      <text:p text:style-name="Preformatted_20_Text"/>
      <text:p text:style-name="Preformatted_20_Text">CM003812.1_11286500-11300000 <text:s text:c="5"/>NNNNNNNNNNNNNNNNNNNNNNNNNNNNNNNNNNNNNNNNNNNNNNNNNT</text:p>
      <text:p text:style-name="Preformatted_20_Text">PRE_RM <text:s text:c="27"/>CTGAGGATCCTCAAGGCCTCCTCTGAACCTACTCCAAAAGCTCTACATCT</text:p>
      <text:p text:style-name="Preformatted_20_Text"><text:s text:c="83"/>*</text:p>
      <text:p text:style-name="Preformatted_20_Text"/>
      <text:p text:style-name="Preformatted_20_Text">CM003812.1_11286500-11300000 <text:s text:c="5"/>TGTTGATCATTGATTGCTGATTAGGAGGACCTCTTACAGACTGGCTGAAG</text:p>
      <text:p text:style-name="Preformatted_20_Text">PRE_RM <text:s text:c="27"/>TGTTGATCATTGATTGCTGATTAGGAGGACCTCTTACAGACTGGCTG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GCTTGCTGGTTGGTTAACTGAGTTTAAATGACCATCTGTTCTGACTCA</text:p>
      <text:p text:style-name="Preformatted_20_Text">PRE_RM <text:s text:c="27"/>ATGCTTGCTGGTTGGTTAACTGAGTTTAAATGACCATCTGTTCTGAC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TCTGTCTTCAAGAACCATCATGCCTTGGGACATACAGTGTTAGCTGA</text:p>
      <text:p text:style-name="Preformatted_20_Text">PRE_RM <text:s text:c="27"/>CTTTCTGTCTTCAAGAACCATCATGCCTTGGGACATACAGTGTTAGC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CAGGTATGTAGAAACATAACGATATTACAAGCACCAGTGTCTTGTATT</text:p>
      <text:p text:style-name="Preformatted_20_Text">PRE_RM <text:s text:c="27"/>AGCAGGTATGTAGAAACATAACGATATTACAAGCACCAGTGTCTTGT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GATCAACAAATGCATTTTATGCAAATGGGACTCATTAAATTGGTTTA</text:p>
      <text:p text:style-name="Preformatted_20_Text">PRE_RM <text:s text:c="27"/>CTTGATCAACAAATGCATTTTATGCAAATGGGACTCATTAAATTGGT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GTCACACTGAATTATTTCCTAAAGTTGAAATCATCACAAATCAAGGGC</text:p>
      <text:p text:style-name="Preformatted_20_Text">PRE_RM <text:s text:c="27"/>TTGTCACACTGAATTATTTCCTAAAGTTGAAATCATCACAAATCAAGG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ATAGGGNNNNNNNNNNNNNNNNNNNNNNNNNNNNNNNNNNNNNNNNN</text:p>
      <text:p text:style-name="Preformatted_20_Text">PRE_RM <text:s text:c="27"/>AGGATAGGGAAAAAAGAAAAAAAAAAAAAAAAAAAAAAAAAAAAAAGGAA</text:p>
      <text:p text:style-name="Preformatted_20_Text"><text:s text:c="34"/>********* <text:s text:c="40"/></text:p>
      <text:p text:style-name="Preformatted_20_Text"/>
      <text:p text:style-name="Preformatted_20_Text">CM003812.1_11286500-11300000 <text:s text:c="5"/>NNNNNNNNNNNNNNNNNNNNNNNNNNNNNNNNNNCCTCCACCCCTCTATA</text:p>
      <text:p text:style-name="Preformatted_20_Text">PRE_RM <text:s text:c="27"/>AAAAAAAAAAAAAAAAGAAAAGAAAAGAAAAAAACCTCCACCCCTCTATA</text:p>
      <text:p text:style-name="Preformatted_20_Text"><text:s text:c="68"/>****************</text:p>
      <text:p text:style-name="Preformatted_20_Text"/>
      <text:p text:style-name="Preformatted_20_Text">CM003812.1_11286500-11300000 <text:s text:c="5"/>AAAAAGGGGAATAAAATAAAAGTAAGATTTCTGATTGTGCATTATAGTGT</text:p>
      <text:p text:style-name="Preformatted_20_Text">PRE_RM <text:s text:c="27"/>AAAAAGGGGAATAAAATAAAAGTAAGATTTCTGATTGTGCATTATAG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CTTAGAATAGATTATATGAAGATTGAGTTCAAACGATTAAGTAATAT</text:p>
      <text:p text:style-name="Preformatted_20_Text">PRE_RM <text:s text:c="27"/>ATTCTTAGAATAGATTATATGAAGATTGAGTTCAAACGATTAAGTA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ACTGCTAATCAGAAGGGTATTATGAGTCATTTCTGTCTTGGGGTTGT</text:p>
      <text:p text:style-name="Preformatted_20_Text">PRE_RM <text:s text:c="27"/>TTAACTGCTAATCAGAAGGGTATTATGAGTCATTTCTGTCTTGGGGT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CAACACATGGTATCAAAAATTCTTAGATCTGGGTTACAAAAAATTTC</text:p>
      <text:p text:style-name="Preformatted_20_Text">PRE_RM <text:s text:c="27"/>GCACAACACATGGTATCAAAAATTCTTAGATCTGGGTTACAAAAAAT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ATAAGAATGATCTTACAGAGAGCTGGCTTGGGCTTTGGTGGCAGAGG</text:p>
      <text:p text:style-name="Preformatted_20_Text">PRE_RM <text:s text:c="27"/>TGAATAAGAATGATCTTACAGAGAGCTGGCTTGGGCTTTGGTGGCAGA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GAAAAGGCTTTAAAAATAAAAAAATTATTGAATTATTGCTCTTCTAT</text:p>
      <text:p text:style-name="Preformatted_20_Text"><text:soft-page-break/>PRE_RM <text:s text:c="27"/>CTTGAAAAGGCTTTAAAAATAAAAAAATTATTGAATTATTGCTCTTC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AGTAGGAAGAGAGGAAGGAATGTTAGTACTTTATTCTTCCAGTGTTC</text:p>
      <text:p text:style-name="Preformatted_20_Text">PRE_RM <text:s text:c="27"/>ATTAGTAGGAAGAGAGGAAGGAATGTTAGTACTTTATTCTTCCAGTG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GAGGATTTTAAAAGTAACATCCTCAGCCATTGATCTGTTTACTGC</text:p>
      <text:p text:style-name="Preformatted_20_Text">PRE_RM <text:s text:c="27"/>CATGTGAGGATTTTAAAAGTAACATCCTCAGCCATTGATCTGTTTAC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CCTGAGCTTAGGTTCAGGAGGTTTCTGGGGAAAGAGTTGTTTAGAGG</text:p>
      <text:p text:style-name="Preformatted_20_Text">PRE_RM <text:s text:c="27"/>AGGCCTGAGCTTAGGTTCAGGAGGTTTCTGGGGAAAGAGTTGTTTAGA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TAGGTAGGGTAATGGGACTGTGTGATATAGATAGGTACTGCAGCTGC</text:p>
      <text:p text:style-name="Preformatted_20_Text">PRE_RM <text:s text:c="27"/>CAATAGGTAGGGTAATGGGACTGTGTGATATAGATAGGTACTGCAGC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TATTTACTACTAGTATATGTGACAGTGGAAGGTCAGAGCCAGGC</text:p>
      <text:p text:style-name="Preformatted_20_Text">PRE_RM <text:s text:c="27"/>TGGAAGTATTTACTACTAGTATATGTGACAGTGGAAGGTCAGAGCCAG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GTAAGCTGAGAGTAAAAAGGGCTATCAAACAACCCTATGATTACTGA</text:p>
      <text:p text:style-name="Preformatted_20_Text">PRE_RM <text:s text:c="27"/>AGGGTAAGCTGAGAGTAAAAAGGGCTATCAAACAACCCTATGATTAC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ATTGAAGATTCAATGGTTAGAAACAAACATATGTTAATTTAATATCT</text:p>
      <text:p text:style-name="Preformatted_20_Text">PRE_RM <text:s text:c="27"/>GCTATTGAAGATTCAATGGTTAGAAACAAACATATGTTAATTTAATAT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TAACAGCTTACTACATATATAATCTGAACAGATAATAAATAGTACTC</text:p>
      <text:p text:style-name="Preformatted_20_Text">PRE_RM <text:s text:c="27"/>CAATAACAGCTTACTACATATATAATCTGAACAGATAATAAATAGT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AATTGAAGGGACTGATGTATCTTCCTTGTCCAAAATGCAGCTTTCTC</text:p>
      <text:p text:style-name="Preformatted_20_Text">PRE_RM <text:s text:c="27"/>AAAAATTGAAGGGACTGATGTATCTTCCTTGTCCAAAATGCAGCTTT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TTTCTGGAATCAGGTTACATTTGTCATGTCTCCTGCTGTGTTTATAC</text:p>
      <text:p text:style-name="Preformatted_20_Text">PRE_RM <text:s text:c="27"/>AGGTTTCTGGAATCAGGTTACATTTGTCATGTCTCCTGCTGTGTTTA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GGAAAGGGGGTCATTAGAGTAGAGGGCAATGCACTGCATGCAACAAAA</text:p>
      <text:p text:style-name="Preformatted_20_Text">PRE_RM <text:s text:c="27"/>AAGGAAAGGGGGTCATTAGAGTAGAGGGCAATGCACTGCATGCAAC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CCCATCACACTGAGAGAAATGCATATCTGCTAATCAGGTGGGTGCAGC</text:p>
      <text:p text:style-name="Preformatted_20_Text">PRE_RM <text:s text:c="27"/>GCCCCATCACACTGAGAGAAATGCATATCTGCTAATCAGGTGGGTGCA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GGGAAGTCCCACTGCAGTACAGAGACAGCAGCATTAACCTGGAAGGGT</text:p>
      <text:p text:style-name="Preformatted_20_Text">PRE_RM <text:s text:c="27"/>AAGGGAAGTCCCACTGCAGTACAGAGACAGCAGCATTAACCTGGAAGG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GAGGGAGTGAGTGGATGGATACTCAGCATGAAAGGCCAAAACTGGAG</text:p>
      <text:p text:style-name="Preformatted_20_Text">PRE_RM <text:s text:c="27"/>GCAGAGGGAGTGAGTGGATGGATACTCAGCATGAAAGGCCAAAACTGGAG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TATATCCAGAGTATTCATTGTAAGAAAGAGATTATGTACAAGGAAGTCCT</text:p>
      <text:p text:style-name="Preformatted_20_Text">PRE_RM <text:s text:c="27"/>TATATCCAGAGTATTCATTGTAAGAAAGAGATTATGTACAAGGAAGT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TTCTTGTGGAGGATATGATGAAAAAAGGCCAGCTTACCATTTCACCT</text:p>
      <text:p text:style-name="Preformatted_20_Text">PRE_RM <text:s text:c="27"/>GTATTCTTGTGGAGGATATGATGAAAAAAGGCCAGCTTACCATTTCA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AGCATTTTTTCGAAGCTCTCAGGCAGAGCATTGCCATAGCCCTCAGAG</text:p>
      <text:p text:style-name="Preformatted_20_Text">PRE_RM <text:s text:c="27"/>TCAGCATTTTTTCGAAGCTCTCAGGCAGAGCATTGCCATAGCCCTCAG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ACAGGGTCAGGATCCCTATCAGCACAGTCAGGCTTCCCATGACGAT</text:p>
      <text:p text:style-name="Preformatted_20_Text">PRE_RM <text:s text:c="27"/>AGAAACAGGGTCAGGATCCCTATCAGCACAGTCAGGCTTCCCATGACG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ATGGCAGGTACCTGTCGTAGGCACCTGAACACAGGACAGAAGATCAAT</text:p>
      <text:p text:style-name="Preformatted_20_Text">PRE_RM <text:s text:c="27"/>ATATGGCAGGTACCTGTCGTAGGCACCTGAACACAGGACAGAAGATC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GTGGCCACCTTCAATGAACCCACGCATTCAGTCTACTTTTCAGATAT</text:p>
      <text:p text:style-name="Preformatted_20_Text">PRE_RM <text:s text:c="27"/>TATGTGGCCACCTTCAATGAACCCACGCATTCAGTCTACTTTTCAG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CTGCAGCGCAGAATTCATTTGGAATAATGCAGCAAAGAGGTGAAATTC</text:p>
      <text:p text:style-name="Preformatted_20_Text">PRE_RM <text:s text:c="27"/>CACTGCAGCGCAGAATTCATTTGGAATAATGCAGCAAAGAGGTGAAA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CAGTGGTAGGAATGCTGCGTTGCAACACCGAAGGCATTGGGTTCGAA</text:p>
      <text:p text:style-name="Preformatted_20_Text">PRE_RM <text:s text:c="27"/>AGGCAGTGGTAGGAATGCTGCGTTGCAACACCGAAGGCATTGGGTTC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CCCCTGTGGCGCAAGTGGTAGAAGTGTCGCTCTGCTACACAGAGGCT</text:p>
      <text:p text:style-name="Preformatted_20_Text">PRE_RM <text:s text:c="27"/>TCCCCCCTGTGGCGCAAGTGGTAGAAGTGTCGCTCTGCTACACAGAG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ATCCCANNNNNNNNNNNNNNNNNNNNNNNNNNNNNNNNNNNNNNNNN</text:p>
      <text:p text:style-name="Preformatted_20_Text">PRE_RM <text:s text:c="27"/>CAAATCCCAGGGGTTGGACTCTATGATCTCTAAGGTCCCTTCCAACCCGC</text:p>
      <text:p text:style-name="Preformatted_20_Text"><text:s text:c="34"/>********* <text:s text:c="40"/></text:p>
      <text:p text:style-name="Preformatted_20_Text"/>
      <text:p text:style-name="Preformatted_20_Text">CM003812.1_11286500-11300000 <text:s text:c="5"/>NNNNNNNNNNNNNNNNNNNNNTAGTGGGGGAACTCTTACATACTTTCCTC</text:p>
      <text:p text:style-name="Preformatted_20_Text">PRE_RM <text:s text:c="27"/>ACAAGACTATGATACTGTGATTAGTGGGGGAACTCTTACATACTTTCCTC</text:p>
      <text:p text:style-name="Preformatted_20_Text"><text:s text:c="55"/>*****************************</text:p>
      <text:p text:style-name="Preformatted_20_Text"/>
      <text:p text:style-name="Preformatted_20_Text">CM003812.1_11286500-11300000 <text:s text:c="5"/>TTTGGAAGTAGAANNNNNNNNNNNNNNNNNNNNNNNNNNNNNNNNNNNNN</text:p>
      <text:p text:style-name="Preformatted_20_Text">PRE_RM <text:s text:c="27"/>TTTGGAAGTAGAAGAAGCACCTGATGGATCTGTAAGTGTCCCTGTTCACT</text:p>
      <text:p text:style-name="Preformatted_20_Text"><text:s text:c="34"/>************* <text:s text:c="36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GAGGAGTTGGACTAGATGACCTTTAAGGATTCCTTCCAACTCAAACAA</text:p>
      <text:p text:style-name="Preformatted_20_Text"><text:s text:c="84"/></text:p>
      <text:p text:style-name="Preformatted_20_Text"/>
      <text:p text:style-name="Preformatted_20_Text">CM003812.1_11286500-11300000 <text:s text:c="5"/>NNNNNNNNNNNNNATCCAGGCAAGTTAGAATTCAATATTTTATCATTCTT</text:p>
      <text:p text:style-name="Preformatted_20_Text">PRE_RM <text:s text:c="27"/>TTCTATGATTCTAATCCAGGCAAGTTAGAATTCAATATTTTATCATTCTT</text:p>
      <text:p text:style-name="Preformatted_20_Text"><text:s text:c="47"/>*************************************</text:p>
      <text:p text:style-name="Preformatted_20_Text"/>
      <text:p text:style-name="Preformatted_20_Text">CM003812.1_11286500-11300000 <text:s text:c="5"/>CTGCTGTGCAGCATTGCTACCTGTAAAGATAAGGTCACTCAAAATTATTG</text:p>
      <text:p text:style-name="Preformatted_20_Text">PRE_RM <text:s text:c="27"/>CTGCTGTGCAGCATTGCTACCTGTAAAGATAAGGTCACTCAAAATTATTG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GCCTTGGTATTTAAAATGTATGTCATCCTACACTGCCTTGGTATGTACAG</text:p>
      <text:p text:style-name="Preformatted_20_Text">PRE_RM <text:s text:c="27"/>GCCTTGGTATTTAAAATGTATGTCATCCTACACTGCCTTGGTATGTA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AAGTGTCAAGAGACACATTTTTCTATAACATGATAACTTTTCACTTA</text:p>
      <text:p text:style-name="Preformatted_20_Text">PRE_RM <text:s text:c="27"/>TCTAAGTGTCAAGAGACACATTTTTCTATAACATGATAACTTTTCAC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GAGTCAGGAGTTTCATTATGTTTGAAACTGGGCACTAAAATGAAAA</text:p>
      <text:p text:style-name="Preformatted_20_Text">PRE_RM <text:s text:c="27"/>CTGAGAGTCAGGAGTTTCATTATGTTTGAAACTGGGCACTAAAATG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CACACTGGAAATTACAGGTCTTCATCTGATACTGAACTAGCAAAACAT</text:p>
      <text:p text:style-name="Preformatted_20_Text">PRE_RM <text:s text:c="27"/>GTCACACTGGAAATTACAGGTCTTCATCTGATACTGAACTAGCAAAA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ACTCAGCAAGGTATAAATACTTAGATGGCTAAGCACTTGTCTGCTTC</text:p>
      <text:p text:style-name="Preformatted_20_Text">PRE_RM <text:s text:c="27"/>TACACTCAGCAAGGTATAAATACTTAGATGGCTAAGCACTTGTCTGC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CCAGCTATAAGTAAGTTAGCCTACTAGCAAATAACATGTTTATTCATG</text:p>
      <text:p text:style-name="Preformatted_20_Text">PRE_RM <text:s text:c="27"/>CTCCAGCTATAAGTAAGTTAGCCTACTAGCAAATAACATGTTTATTCA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CTTTCTTTTAACTCGGGAAAATATTTGGACGTTTATTTAGGCTTCAAG</text:p>
      <text:p text:style-name="Preformatted_20_Text">PRE_RM <text:s text:c="27"/>ATCTTTCTTTTAACTCGGGAAAATATTTGGACGTTTATTTAGGCTTC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ATTCCATGAGCTTAAGAAGCTCAGAAATTAGAAAGTCATATTGATGC</text:p>
      <text:p text:style-name="Preformatted_20_Text">PRE_RM <text:s text:c="27"/>ACAATTCCATGAGCTTAAGAAGCTCAGAAATTAGAAAGTCATATTGA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TATGCCAATTTGAGATATGCTGGTATGCCTTTAGCCTTAAGTTACAAA</text:p>
      <text:p text:style-name="Preformatted_20_Text">PRE_RM <text:s text:c="27"/>ACTATGCCAATTTGAGATATGCTGGTATGCCTTTAGCCTTAAGTTAC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TCATGGCAGCAATCTGAAAAGAGGAACTGCAGATGTTCTGTGTGTAAT</text:p>
      <text:p text:style-name="Preformatted_20_Text">PRE_RM <text:s text:c="27"/>GATCATGGCAGCAATCTGAAAAGAGGAACTGCAGATGTTCTGTGTGT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TTGATTCTCTTCAACGTGACCCACCAGAAGAGCAGGAGCATGCACAA</text:p>
      <text:p text:style-name="Preformatted_20_Text">PRE_RM <text:s text:c="27"/>TGTTTGATTCTCTTCAACGTGACCCACCAGAAGAGCAGGAGCATGCAC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TTTTAAAAGGGAAAAGAACAGTCTAGGAAATCTTTGAGCTTTTTTCT</text:p>
      <text:p text:style-name="Preformatted_20_Text">PRE_RM <text:s text:c="27"/>AGATTTTAAAAGGGAAAAGAACAGTCTAGGAAATCTTTGAGCTTTTTT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GATTTTAAGCCAGAAAAGAAAAGTTAGGCAGTTGTTAATCTAATT</text:p>
      <text:p text:style-name="Preformatted_20_Text">PRE_RM <text:s text:c="27"/>CATGTGATTTTAAGCCAGAAAAGAAAAGTTAGGCAGTTGTTAATCT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AGTACTTCTATGAAAGAGGCAGAAAACAGCTGGAAAATGCTTCCAA</text:p>
      <text:p text:style-name="Preformatted_20_Text">PRE_RM <text:s text:c="27"/>AACAAGTACTTCTATGAAAGAGGCAGAAAACAGCTGGAAAATGCTTCC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TTGATCTACAGTTAGAATACAAACTCACATGTGATTTTAGTATACA</text:p>
      <text:p text:style-name="Preformatted_20_Text">PRE_RM <text:s text:c="27"/>AATATTGATCTACAGTTAGAATACAAACTCACATGTGATTTTAGTATACA</text:p>
      <text:p text:style-name="Preformatted_20_Text"><text:soft-page-break/><text:s text:c="34"/>**************************************************</text:p>
      <text:p text:style-name="Preformatted_20_Text"/>
      <text:p text:style-name="Preformatted_20_Text">CM003812.1_11286500-11300000 <text:s text:c="5"/>GGCAATACTGGTCTGAGGTGTTTTTTGTTTGTTTTTGATTTGACAG<text:span text:style-name="T1">CTCT</text:span></text:p>
      <text:p text:style-name="Preformatted_20_Text">PRE_RM <text:s text:c="27"/>GGCAATACTGGTCTGAGGTGTTTTTTGTTTGTTTTTGATTTGACAG<text:span text:style-name="T1">CTC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GAAAAAGCTTTCCACGGGGGGATAAGAGTACTGAAGGCTGTAG</text:span>NNNN</text:p>
      <text:p text:style-name="Preformatted_20_Text">PRE_RM <text:s text:c="27"/><text:span text:style-name="T1">TCAGAAAAAGCTTTCCACGGGGGGATAAGAGTACTGAAGGCTGTAG</text:span>ATCA</text:p>
      <text:p text:style-name="Preformatted_20_Text"><text:s text:c="34"/>********************************************** <text:s text:c="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GATCACAGAATGACCCGGGTTGGAAGGGACCTCAAGGATCATGTG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ACCCCCCTGCCTGGCAGGGCCACCAACCATACACCTTTACTAGAT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TTGCCCAGGGCCCCGTCCAACCTGGTCTTGAACACCTCCAAGGACG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ATCCACAACCTCCCTGGGCAGCCTGTTCCAGGGTCTAACCACTCTC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TAAAGAACTTCCCCCTAACATCCAACCTAAATCTTCCCTCTTTTA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AAACCATTTCCCCGTGTCCTACTATTGTCATCCCTTTCGAAGAGTTT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CCTCCTGGGACTAAGTTCCCTTCAGGTATTGAAAGGCTGCAATG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ACCCCGCAACCTTCTCTTCTCCAGGCTGAACAAACCCAACTCCCT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CTGTCCTCATAGGGGAGGTGCTCCAGCCCCCTGATCATCTTCGTG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TCTGGACCCTTTCCAAAATCTCCATGTCTTTTTTGTACTGAGGG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CACCTGGACACAGTACTCCAGAAGGGGACTCACAAGAGCAGAGAG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TCACCTCCCTATCCCTGCTGACCACACCTCTCCTGATGGAGCCC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<text:soft-page-break/>PRE_RM <text:s text:c="27"/>GATCCCATTTGCTTTCTGGGCTGCCAGAGCACACTGCTGGCTCATGTT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TTTTGTCCATCATCTTTCGTCCTTCTCTGCCAAGCTGCTCTCAA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ACTCCTCCCAGCCTGTACAGGTGCCTGAAGTACTTCCAGCCCAAGT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AACCTTGCACTTTGCCGTGTCGAACCTCATTAGGTCCACCCAAGCC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TTTCCAGCCTGTCAAGGTCCCTCTGAATGGCATCCGTTCCCTCCA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TCGACCGCACCACTCAGCTTGGTGTTGTCAGCAAACTTGCTGAGGG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<text:span text:style-name="T1">GTTGTTGTATCT</text:span></text:p>
      <text:p text:style-name="Preformatted_20_Text">PRE_RM <text:s text:c="27"/>CACTCGATTCCCTCATCGATGTCATTAATAAAGATGTT<text:span text:style-name="T1">GTTGTTGTATCT</text:span></text:p>
      <text:p text:style-name="Preformatted_20_Text"><text:s text:c="72"/>************</text:p>
      <text:p text:style-name="Preformatted_20_Text"/>
      <text:p text:style-name="Preformatted_20_Text">CM003812.1_11286500-11300000 <text:s text:c="5"/><text:span text:style-name="T1">CCAGTAGAGAGAAAGATAAGCAGCTGCAGGGCATGGGTGCACCGTGACCC</text:span></text:p>
      <text:p text:style-name="Preformatted_20_Text">PRE_RM <text:s text:c="27"/><text:span text:style-name="T1">CCAGTAGAGAGAAAGATAAGCAGCTGCAGGGCATGGGTGCACCGTGACCC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ATGCACCTAGAAAAAG</text:span>GGTAAGCTATAGCTGAATATCTTCATAAAAGCAA</text:p>
      <text:p text:style-name="Preformatted_20_Text">PRE_RM <text:s text:c="27"/><text:span text:style-name="T1">ATGCACCTAGAAAAAG</text:span>GGTAAGCTATAGCTGAATATCTTCATAAAAGC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TCAAAAAAAAACATTATCCATTCATGGGAAAATGATAAACTACAGCT</text:p>
      <text:p text:style-name="Preformatted_20_Text">PRE_RM <text:s text:c="27"/>CAATCAAAAAAAAACATTATCCATTCATGGGAAAATGATAAACTACA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TAGAATAGCAGGTCTGTGATTTGATGAAACTCTTAATCATTTCAGACC</text:p>
      <text:p text:style-name="Preformatted_20_Text">PRE_RM <text:s text:c="27"/>CCTAGAATAGCAGGTCTGTGATTTGATGAAACTCTTAATCATTTCAG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AGCCACAATAATACGGGTAGACCATGTCCAGATGTACAGAGCTAGTC</text:p>
      <text:p text:style-name="Preformatted_20_Text">PRE_RM <text:s text:c="27"/>TGAAGCCACAATAATACGGGTAGACCATGTCCAGATGTACAGAGCTAG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TACTCACACTGAAAACTTTTGTGGAAAGAAATAGATTTTTATGGCCA</text:p>
      <text:p text:style-name="Preformatted_20_Text">PRE_RM <text:s text:c="27"/>TAGTACTCACACTGAAAACTTTTGTGGAAAGAAATAGATTTTTATGGC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GTGGACATTCCTATTAAGAACACTACTTTTTATTTTCCTTTTAAATATT</text:p>
      <text:p text:style-name="Preformatted_20_Text">PRE_RM <text:s text:c="27"/>CGTGGACATTCCTATTAAGAACACTACTTTTTATTTTCCTTTTAAAT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GAAGCAATCTTCACAGCCATTGAATGACACCTACAGGTGAGTTAGTT</text:p>
      <text:p text:style-name="Preformatted_20_Text">PRE_RM <text:s text:c="27"/>AAAGAAGCAATCTTCACAGCCATTGAATGACACCTACAGGTGAGTTAGTT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AATATCAGCTTATGTTGTTTTATTTGTATTGGAGCTACATTTATCTCAGA</text:p>
      <text:p text:style-name="Preformatted_20_Text">PRE_RM <text:s text:c="27"/>AATATCAGCTTATGTTGTTTTATTTGTATTGGAGCTACATTTATCTC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NNNNNNNNNNNNNNNNNNNNNNNNNNNNNNNGGTACAATAAAATTG</text:p>
      <text:p text:style-name="Preformatted_20_Text">PRE_RM <text:s text:c="27"/>TCTTAAAAAAAAAAAAAAAAAAAAAAAAAAAAAAAGGTACAATAAAATTG</text:p>
      <text:p text:style-name="Preformatted_20_Text"><text:s text:c="34"/>**** <text:s text:c="30"/>***************</text:p>
      <text:p text:style-name="Preformatted_20_Text"/>
      <text:p text:style-name="Preformatted_20_Text">CM003812.1_11286500-11300000 <text:s text:c="5"/>TATGGTATCTGACCCCAGAATAATTATTTTTTCACTCTTACTTTAGAACA</text:p>
      <text:p text:style-name="Preformatted_20_Text">PRE_RM <text:s text:c="27"/>TATGGTATCTGACCCCAGAATAATTATTTTTTCACTCTTACTTTAGA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AGTTCTTATTGTTTGTATCCTCCACACAGTAATAATTTAAATAAAATA</text:p>
      <text:p text:style-name="Preformatted_20_Text">PRE_RM <text:s text:c="27"/>CCAGTTCTTATTGTTTGTATCCTCCACACAGTAATAATTTAAATAAA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ATAATTATTTGTTGATATTGAATTAATATTTTCCTGTATTCTCCTAA</text:p>
      <text:p text:style-name="Preformatted_20_Text">PRE_RM <text:s text:c="27"/>GAAATAATTATTTGTTGATATTGAATTAATATTTTCCTGTATTCTCC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ACAATTAAAAATAATTACCTATTAATGAAAAATAGTATAGAAACAAT</text:p>
      <text:p text:style-name="Preformatted_20_Text">PRE_RM <text:s text:c="27"/>CATACAATTAAAAATAATTACCTATTAATGAAAAATAGTATAGAAAC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AAATAATAACATTTTATAATAGAAAGCAGTTCTCCCATCACTTA</text:p>
      <text:p text:style-name="Preformatted_20_Text">PRE_RM <text:s text:c="27"/>TGGAAGAAATAATAACATTTTATAATAGAAAGCAGTTCTCCCATCAC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TTCTTAGATATCTCAGTAAGGTGAAAATTTAATTTAGTAATACGGCT</text:p>
      <text:p text:style-name="Preformatted_20_Text">PRE_RM <text:s text:c="27"/>CTTTTCTTAGATATCTCAGTAAGGTGAAAATTTAATTTAGTAATACG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TTTTTTTCTTTTCACTTGAAGGAAGGAGATTAAAAATTGTTTATTAA</text:p>
      <text:p text:style-name="Preformatted_20_Text">PRE_RM <text:s text:c="27"/>TATTTTTTTTCTTTTCACTTGAAGGAAGGAGATTAAAAATTGTTTAT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ATGAAAGAACAAAAAGGGAAAGATCTCAGTGAGGAATAGCTGGGAGT</text:p>
      <text:p text:style-name="Preformatted_20_Text">PRE_RM <text:s text:c="27"/>GTAATGAAAGAACAAAAAGGGAAAGATCTCAGTGAGGAATAGCTGGG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CATTTAATGTCTATCTGGAAAAAGAAAAATGATTTATTTTCATATTAG</text:p>
      <text:p text:style-name="Preformatted_20_Text">PRE_RM <text:s text:c="27"/>ATCATTTAATGTCTATCTGGAAAAAGAAAAATGATTTATTTTCATATT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CTGATGCATGAAGTGACAGTTTGTATGTAATAAAGTCAATGAATGACTG</text:span></text:p>
      <text:p text:style-name="Preformatted_20_Text">PRE_RM <text:s text:c="27"/><text:span text:style-name="T1">GCTGATGCATGAAGTGACAGTTTGTATGTAATAAAGTCAATGAATGACTG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AGAGGTTTTTCTAATGAAGGCAACTGTAAATTTCTACCACAGTCACCAT</text:span></text:p>
      <text:p text:style-name="Preformatted_20_Text">PRE_RM <text:s text:c="27"/><text:span text:style-name="T1">TAGAGGTTTTTCTAATGAAGGCAACTGTAAATTTCTACCACAGTCACCA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CCATGATCACTCTGACAGGCAGGAAGTGGGCAGGAAAGGCAAGA</text:span>GTATG</text:p>
      <text:p text:style-name="Preformatted_20_Text">PRE_RM <text:s text:c="27"/><text:span text:style-name="T1">GCCATGATCACTCTGACAGGCAGGAAGTGGGCAGGAAAGGCAAGA</text:span>GTA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ATGAACAAAAACATAGTTTGGGGCACTGTAAAGAATCTGGAGCTGTAT</text:p>
      <text:p text:style-name="Preformatted_20_Text">PRE_RM <text:s text:c="27"/>TAATGAACAAAAACATAGTTTGGGGCACTGTAAAGAATCTGGAGCTGTAT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CCAGTGGCAACAGAAAACAGTGGGGCATACAGGCATTCCCTGAAGTGGAA</text:p>
      <text:p text:style-name="Preformatted_20_Text">PRE_RM <text:s text:c="27"/>CCAGTGGCAACAGAAAACAGTGGGGCATACAGGCATTCCCTGAAGTG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ATGTTCTCATTTGTGCATTGAAATGCAACATAGCTTTTGGAAGAATAT</text:p>
      <text:p text:style-name="Preformatted_20_Text">PRE_RM <text:s text:c="27"/>TCATGTTCTCATTTGTGCATTGAAATGCAACATAGCTTTTGGAAGA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CAACTGTTTTATGTTTTGTACTTGAAGATGATAAGTATCTATCCAG</text:p>
      <text:p text:style-name="Preformatted_20_Text">PRE_RM <text:s text:c="27"/>CTGACAACTGTTTTATGTTTTGTACTTGAAGATGATAAGTATCTATC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GAAAATTCGAAGTAAATCAAGCATCATGCTAATATGCAGAACCATAC</text:p>
      <text:p text:style-name="Preformatted_20_Text">PRE_RM <text:s text:c="27"/>ACAGAAAATTCGAAGTAAATCAAGCATCATGCTAATATGCAGAACCA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AGGATATCAATACTCTTAGAGNNNNNNNNNNNNNNNNNNNNNNNNNNN</text:p>
      <text:p text:style-name="Preformatted_20_Text">PRE_RM <text:s text:c="27"/>ATAGGATATCAATACTCTTAGAGATATTATTTAAATATTTATATGTATGT</text:p>
      <text:p text:style-name="Preformatted_20_Text"><text:s text:c="34"/>*********************** <text:s text:c="26"/></text:p>
      <text:p text:style-name="Preformatted_20_Text"/>
      <text:p text:style-name="Preformatted_20_Text">CM003812.1_11286500-11300000 <text:s text:c="5"/>NNNNNNNNNNNNNNNATTTTTTTTAAGTAACATTTCGTAAAGAATCAGTC</text:p>
      <text:p text:style-name="Preformatted_20_Text">PRE_RM <text:s text:c="27"/>ATGTGTATATATATAATTTTTTTTAAGTAACATTTCGTAAAGAATCAGTC</text:p>
      <text:p text:style-name="Preformatted_20_Text"><text:s text:c="49"/>***********************************</text:p>
      <text:p text:style-name="Preformatted_20_Text"/>
      <text:p text:style-name="Preformatted_20_Text">CM003812.1_11286500-11300000 <text:s text:c="5"/>ATTCCGAATTACTTTACTTACACACTGCAGCTTTAGTTTTTCAGTATTAC</text:p>
      <text:p text:style-name="Preformatted_20_Text">PRE_RM <text:s text:c="27"/>ATTCCGAATTACTTTACTTACACACTGCAGCTTTAGTTTTTCAGTAT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CTTCTCTTCCCCAGAAAGTGGAGCAGATGAAGACATAGTATGCTACA</text:p>
      <text:p text:style-name="Preformatted_20_Text">PRE_RM <text:s text:c="27"/>ATTCTTCTCTTCCCCAGAAAGTGGAGCAGATGAAGACATAGTATGCT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CCACCTTGTGTTGAGATGAAAAGGGTGCAGTCTGCATTTCATTGTGG</text:p>
      <text:p text:style-name="Preformatted_20_Text">PRE_RM <text:s text:c="27"/>GTACCACCTTGTGTTGAGATGAAAAGGGTGCAGTCTGCATTTCATTGT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GCATGACTGCCCAACAGTCATCCTCTGTAGCAAGGAGGAATAAGCT</text:p>
      <text:p text:style-name="Preformatted_20_Text">PRE_RM <text:s text:c="27"/>AACAGCATGACTGCCCAACAGTCATCCTCTGTAGCAAGGAGGAATAA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TAGGTATTTTTTGAAGCAGATTTTTTAATTATCTCTATTCTGATAAA</text:p>
      <text:p text:style-name="Preformatted_20_Text">PRE_RM <text:s text:c="27"/>TTATAGGTATTTTTTGAAGCAGATTTTTTAATTATCTCTATTCTGAT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CTGAAACCTTTCATGAGACATGCATAGAAGTTTAGTAGTGATGCTGG</text:p>
      <text:p text:style-name="Preformatted_20_Text">PRE_RM <text:s text:c="27"/>TTACTGAAACCTTTCATGAGACATGCATAGAAGTTTAGTAGTGATGCT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CTTGAAACCCATTTTCCAGACTCAGCTAGTTACAGGGACTTGTATCA</text:p>
      <text:p text:style-name="Preformatted_20_Text">PRE_RM <text:s text:c="27"/>CAACTTGAAACCCATTTTCCAGACTCAGCTAGTTACAGGGACTTGTA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CATAAAATATTGTGGTCATTGGAAAGACTGAAAGCCTTACAAATAGAA</text:p>
      <text:p text:style-name="Preformatted_20_Text">PRE_RM <text:s text:c="27"/>GCCATAAAATATTGTGGTCATTGGAAAGACTGAAAGCCTTACAAATA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CTATAGAATGTGACAGAAAGGCAGAGCAAATAAACATACAAACAAAAT</text:p>
      <text:p text:style-name="Preformatted_20_Text">PRE_RM <text:s text:c="27"/>TGCTATAGAATGTGACAGAAAGGCAGAGCAAATAAACATACAAACAAAAT</text:p>
      <text:p text:style-name="Preformatted_20_Text"><text:soft-page-break/><text:s text:c="34"/>**************************************************</text:p>
      <text:p text:style-name="Preformatted_20_Text"/>
      <text:p text:style-name="Preformatted_20_Text">CM003812.1_11286500-11300000 <text:s text:c="5"/>GCAATGTGGGATCCCCAAAGAAGCAACTGCTTCCATAATTATCTTCTGAA</text:p>
      <text:p text:style-name="Preformatted_20_Text">PRE_RM <text:s text:c="27"/>GCAATGTGGGATCCCCAAAGAAGCAACTGCTTCCATAATTATCTTCT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TGGTATATAGGTATAGAGAACTACTTCACCCCATGTGATCACTTTTG</text:p>
      <text:p text:style-name="Preformatted_20_Text">PRE_RM <text:s text:c="27"/>CATTGGTATATAGGTATAGAGAACTACTTCACCCCATGTGATCACTT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GGTTTGAGATGGTTCAGATTTCCTCTCCTTCAGAGAATTCTACTACTC</text:p>
      <text:p text:style-name="Preformatted_20_Text">PRE_RM <text:s text:c="27"/>GGGGTTTGAGATGGTTCAGATTTCCTCTCCTTCAGAGAATTCTACT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CCAAATCACTCCCTAAGAGAAGAGACGAAGCTGGGAGTAGCTGTATAT</text:p>
      <text:p text:style-name="Preformatted_20_Text">PRE_RM <text:s text:c="27"/>CTCCAAATCACTCCCTAAGAGAAGAGACGAAGCTGGGAGTAGCTGT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CTACATATAGATTTTGTGAACTCTTGATACCAATGGTCCCATCAGCA</text:p>
      <text:p text:style-name="Preformatted_20_Text">PRE_RM <text:s text:c="27"/>TCCCTACATATAGATTTTGTGAACTCTTGATACCAATGGTCCCATCA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AAGTAATATAAGTTCCGGGGANNNNNNNNNNNNNNNNNNCCAGGAT</text:p>
      <text:p text:style-name="Preformatted_20_Text">PRE_RM <text:s text:c="27"/>AACAAAGTAATATAAGTTCCGGGGAAATAATAATAATAATAATCCAGGAT</text:p>
      <text:p text:style-name="Preformatted_20_Text"><text:s text:c="34"/>************************* <text:s text:c="17"/>*******</text:p>
      <text:p text:style-name="Preformatted_20_Text"/>
      <text:p text:style-name="Preformatted_20_Text">CM003812.1_11286500-11300000 <text:s text:c="5"/>AAAAGTGGCTGTTGATGTGTGCTTTTTGAACCTACATGAATCACCTCATA</text:p>
      <text:p text:style-name="Preformatted_20_Text">PRE_RM <text:s text:c="27"/>AAAAGTGGCTGTTGATGTGTGCTTTTTGAACCTACATGAATCACCTC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TGTAAATATTTGGCAGATTTTTTTCCTACTTANNNNNNNNNNNNNNNN</text:p>
      <text:p text:style-name="Preformatted_20_Text">PRE_RM <text:s text:c="27"/>TTTGTAAATATTTGGCAGATTTTTTTCCTACTTATTATTTTATTTTATTT</text:p>
      <text:p text:style-name="Preformatted_20_Text"><text:s text:c="34"/>********************************** <text:s text:c="15"/></text:p>
      <text:p text:style-name="Preformatted_20_Text"/>
      <text:p text:style-name="Preformatted_20_Text">CM003812.1_11286500-11300000 <text:s text:c="5"/>NNNNNNNNNNNNNNNNNNNNNNNNNNNNNNNNNNNNNNNNNNNNNNTCCC</text:p>
      <text:p text:style-name="Preformatted_20_Text">PRE_RM <text:s text:c="27"/>TATTTTATTTTATTTTATTTTATTTTATTTTATTTTATTTTATTTTTCCC</text:p>
      <text:p text:style-name="Preformatted_20_Text"><text:s text:c="80"/>****</text:p>
      <text:p text:style-name="Preformatted_20_Text"/>
      <text:p text:style-name="Preformatted_20_Text">CM003812.1_11286500-11300000 <text:s text:c="5"/>AAGCTTAATTCAAGTGCTTTAGATATTCAAATTGAGATATTTTAAATCAT</text:p>
      <text:p text:style-name="Preformatted_20_Text">PRE_RM <text:s text:c="27"/>AAGCTTAATTCAAGTGCTTTAGATATTCAAATTGAGATATTTTAAAT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TGTAGTCTGGCTGTTCAGGAGTTTTAGGGGNNNNNNNNNNNNNNNN</text:p>
      <text:p text:style-name="Preformatted_20_Text">PRE_RM <text:s text:c="27"/>ATTTTGTAGTCTGGCTGTTCAGGAGTTTTAGGGGAAAAAAAAGAAAAAAA</text:p>
      <text:p text:style-name="Preformatted_20_Text"><text:s text:c="34"/>********************************** <text:s text:c="15"/></text:p>
      <text:p text:style-name="Preformatted_20_Text"/>
      <text:p text:style-name="Preformatted_20_Text">CM003812.1_11286500-11300000 <text:s text:c="5"/>NNNNNNNTTTTTAATGTCTGATTGCCTTCACACTACAGAAACTCAGAGAA</text:p>
      <text:p text:style-name="Preformatted_20_Text">PRE_RM <text:s text:c="27"/>AAAAGAATTTTTAATGTCTGATTGCCTTCACACTACAGAAACTCAGAGAA</text:p>
      <text:p text:style-name="Preformatted_20_Text"><text:s text:c="41"/>*******************************************</text:p>
      <text:p text:style-name="Preformatted_20_Text"/>
      <text:p text:style-name="Preformatted_20_Text">CM003812.1_11286500-11300000 <text:s text:c="5"/>CTGTTGATACTTCTGAAATTATACTCTCATTTTCACACAGCTAATATGCC</text:p>
      <text:p text:style-name="Preformatted_20_Text">PRE_RM <text:s text:c="27"/>CTGTTGATACTTCTGAAATTATACTCTCATTTTCACACAGCTAATATG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CTGTGAGACATGGCATGCCCAGCCAGCTATGAGGATGGGGACACAGT</text:p>
      <text:p text:style-name="Preformatted_20_Text">PRE_RM <text:s text:c="27"/>TGTCTGTGAGACATGGCATGCCCAGCCAGCTATGAGGATGGGGACAC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TGAGCTCTCGCATCAGGATGTGTAACAAAGTGTGACCAAAAAAGGGG</text:p>
      <text:p text:style-name="Preformatted_20_Text"><text:soft-page-break/>PRE_RM <text:s text:c="27"/>CTGTGAGCTCTCGCATCAGGATGTGTAACAAAGTGTGACCAAAAAAGG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CATGGATCATCAAAGAAGAGTGTAGCAAAAATAGGTTTTTTTTGGA</text:p>
      <text:p text:style-name="Preformatted_20_Text">PRE_RM <text:s text:c="27"/>AATACATGGATCATCAAAGAAGAGTGTAGCAAAAATAGGTTTTTTTTG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TTGTGTTTGTTGCCTTCTCAACATCTGAGTCTCTTCTCTATGGCCCAT</text:p>
      <text:p text:style-name="Preformatted_20_Text">PRE_RM <text:s text:c="27"/>GTTTGTGTTTGTTGCCTTCTCAACATCTGAGTCTCTTCTCTATGGCC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ATTCTCAGCAACTTGGGTATCTTGAGATCATGCTGCACATGCTGCCTG</text:p>
      <text:p text:style-name="Preformatted_20_Text">PRE_RM <text:s text:c="27"/>CCATTCTCAGCAACTTGGGTATCTTGAGATCATGCTGCACATGCTGCC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GCAGAGTGTTGTATTAGGCGAAATCGGACCCTCGGGATGTAACGTGA</text:p>
      <text:p text:style-name="Preformatted_20_Text">PRE_RM <text:s text:c="27"/>AATGCAGAGTGTTGTATTAGGCGAAATCGGACCCTCGGGATGTAACG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GCCCTCCTCTGCTGGGTCATGCATACGTAAAAAAGATAAAGATGAAA</text:p>
      <text:p text:style-name="Preformatted_20_Text">PRE_RM <text:s text:c="27"/>TAGGCCCTCCTCTGCTGGGTCATGCATACGTAAAAAAGATAAAGATG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GGATACCTATATAAGGGACCCTCACATTCCAATAAACGCCATTTTACC</text:p>
      <text:p text:style-name="Preformatted_20_Text">PRE_RM <text:s text:c="27"/>CAGGATACCTATATAAGGGACCCTCACATTCCAATAAACGCCATTTT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CACCATAATGGTGTAACAAACAGCTGTGACTTGGTCGGGGCCGTCGA</text:p>
      <text:p text:style-name="Preformatted_20_Text">PRE_RM <text:s text:c="27"/>GCTCACCATAATGGTGTAACAAACAGCTGTGACTTGGTCGGGGCCGTC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ACATTCACAAAGGGACTTGACTTTCCAGGTTACCAGATTGAGGTAAC</text:p>
      <text:p text:style-name="Preformatted_20_Text">PRE_RM <text:s text:c="27"/>TACACATTCACAAAGGGACTTGACTTTCCAGGTTACCAGATTGAGGTA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CAGAGCANNNNNNNNNNNNNNNNNNNNNNNNNNNNNNNNNCCCCCATC</text:p>
      <text:p text:style-name="Preformatted_20_Text">PRE_RM <text:s text:c="27"/>AGCAGAGCATTCTTTTTTTTTTTTTTTTTCCCCTTCTTTTTTCCCCCATC</text:p>
      <text:p text:style-name="Preformatted_20_Text"><text:s text:c="34"/>********* <text:s text:c="32"/>********</text:p>
      <text:p text:style-name="Preformatted_20_Text"/>
      <text:p text:style-name="Preformatted_20_Text">CM003812.1_11286500-11300000 <text:s text:c="5"/>TGTGAAAACCCTGCATTTATAGATGTACATTGCCATTGAGATTGCCAGTG</text:p>
      <text:p text:style-name="Preformatted_20_Text">PRE_RM <text:s text:c="27"/>TGTGAAAACCCTGCATTTATAGATGTACATTGCCATTGAGATTGCCAG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TATTGTGTTCCCCTTTTCTTCTGAAGACAAGACTTTCTGCATAGATC</text:p>
      <text:p text:style-name="Preformatted_20_Text">PRE_RM <text:s text:c="27"/>AGGTATTGTGTTCCCCTTTTCTTCTGAAGACAAGACTTTCTGCATAGA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TCTCCTCTTGGACATCATCTTCTCTCTACATAGTGATATGTTTTTTC</text:p>
      <text:p text:style-name="Preformatted_20_Text">PRE_RM <text:s text:c="27"/>ACATCTCCTCTTGGACATCATCTTCTCTCTACATAGTGATATGTTTT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CAAGTTTATGGTCACAAATATAGCTAAGCAGATGCACACAGCCTTG</text:p>
      <text:p text:style-name="Preformatted_20_Text">PRE_RM <text:s text:c="27"/>TATACAAGTTTATGGTCACAAATATAGCTAAGCAGATGCACACAGCC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AGCGTGGCTCTCCAGGGAGGTTGAATACACAAGGAAACTGCATAAGAA</text:p>
      <text:p text:style-name="Preformatted_20_Text">PRE_RM <text:s text:c="27"/>GGAGCGTGGCTCTCCAGGGAGGTTGAATACACAAGGAAACTGCATAAGAA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CTCCCATGAGATAAGTAAAATTACTGATTTTAGCTGAAGCACATTCTTCA</text:p>
      <text:p text:style-name="Preformatted_20_Text">PRE_RM <text:s text:c="27"/>CTCCCATGAGATAAGTAAAATTACTGATTTTAGCTGAAGCACATTCT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AATCAAATTATTCTGAGATTCAATTATGTGCTTCTTTTGTGANNNN</text:p>
      <text:p text:style-name="Preformatted_20_Text">PRE_RM <text:s text:c="27"/>GCTGAATCAAATTATTCTGAGATTCAATTATGTGCTTCTTTTGTGAAATC</text:p>
      <text:p text:style-name="Preformatted_20_Text"><text:s text:c="34"/>********************************************** <text:s text:c="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TGAATCACTAAGGTTGGAAAAGGCCTGTAAAATCATCCGGTCCAA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ACCTACCACCAGTAATGTACACAAAAGCATGTTCCTTAGCTCTGT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ACAGGCTTTTAGGTTCCTTGTAAATCTACAGAGACAGTGACTGAAC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TCCATGGACAGCCTGTTTCAGAGCCTGATCACTCTTTCAGGGAAGA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TATTAGTAATATCCAACCTGAAAGTCCCCTGGCACATGAGGCCACTC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TTATCCTACTGCTGTTACTTGGAAAAAGAGACAGACTGCCAACTCAT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CCTCCTTTCAGGTAGTTGTAGAGGTCAGTAGATCCTCCCCTGA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TCTTCTCTAGACTAAGCAAACCCATTTCCCTCAGCTATTCCTCAT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AATGAAAACAGAATTTTCAA</text:p>
      <text:p text:style-name="Preformatted_20_Text">PRE_RM <text:s text:c="27"/>GTCTTGTGCTCCTGACCCCTCAGCACCTCCAATGAAAACAGAATTTTCAA</text:p>
      <text:p text:style-name="Preformatted_20_Text"><text:s text:c="64"/>********************</text:p>
      <text:p text:style-name="Preformatted_20_Text"/>
      <text:p text:style-name="Preformatted_20_Text">CM003812.1_11286500-11300000 <text:s text:c="5"/>GGAGAAAAATCAAACATCTTAGTAAATTTTAGAAAGGTTCTTGGTCAAAA</text:p>
      <text:p text:style-name="Preformatted_20_Text">PRE_RM <text:s text:c="27"/>GGAGAAAAATCAAACATCTTAGTAAATTTTAGAAAGGTTCTTGGTC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TTTTTCTACTATAAAATGCCATCCAGCCTTTACTAACACTTTCTGT</text:p>
      <text:p text:style-name="Preformatted_20_Text">PRE_RM <text:s text:c="27"/>TATATTTTTCTACTATAAAATGCCATCCAGCCTTTACTAACACTTTC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TGACTTTGTTATCTGGCTAAAACATTTGAACATTATTCTTTGTGTT</text:p>
      <text:p text:style-name="Preformatted_20_Text">PRE_RM <text:s text:c="27"/>AGAATGACTTTGTTATCTGGCTAAAACATTTGAACATTATTCTTTGTG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AAGTCAATATTCACATCTGTGTTTGTCTTATATGATTGTTACTGATAA</text:p>
      <text:p text:style-name="Preformatted_20_Text">PRE_RM <text:s text:c="27"/>CTAAGTCAATATTCACATCTGTGTTTGTCTTATATGATTGTTACTGATAA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GCTAAGTGCATTGTGCAGTTTTAGAGTGCAACATAGATATTTTTTTAACT</text:p>
      <text:p text:style-name="Preformatted_20_Text">PRE_RM <text:s text:c="27"/>GCTAAGTGCATTGTGCAGTTTTAGAGTGCAACATAGATATTTTTTTAA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CCTGATTTCTCATGCAAGTTTTTCATCCTCTTTACTAAG<text:span text:style-name="T1">ATAGAAGCA</text:span></text:p>
      <text:p text:style-name="Preformatted_20_Text">PRE_RM <text:s text:c="27"/>GTCCTGATTTCTCATGCAAGTTTTTCATCCTCTTTACTAAG<text:span text:style-name="T1">ATAGAAGC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CAAAATCTTCACATTTAAGTTCTAGCATGATTACAAAATAAGTTATGA</text:span></text:p>
      <text:p text:style-name="Preformatted_20_Text">PRE_RM <text:s text:c="27"/><text:span text:style-name="T1">GACAAAATCTTCACATTTAAGTTCTAGCATGATTACAAAATAAGTTATG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GGTCTAAACAGACAAACAAAAACCTACACCTACTGGAGGGACTAGCAG</text:span></text:p>
      <text:p text:style-name="Preformatted_20_Text">PRE_RM <text:s text:c="27"/><text:span text:style-name="T1">GAGGTCTAAACAGACAAACAAAAACCTACACCTACTGGAGGGACTAGCAG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ATACTTCCGGAGCTAATTTAAAGTTTCACTATAACTATACTGTAAGTT</text:span></text:p>
      <text:p text:style-name="Preformatted_20_Text">PRE_RM <text:s text:c="27"/><text:span text:style-name="T1">GAATACTTCCGGAGCTAATTTAAAGTTTCACTATAACTATACTGTAAGT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GTTCTGTGTTACATAGCTTCATGAGAACA</text:span>ATAAGCCTGATCAAGCTA</text:p>
      <text:p text:style-name="Preformatted_20_Text">PRE_RM <text:s text:c="27"/><text:span text:style-name="T1">TCAGTTCTGTGTTACATAGCTTCATGAGAACA</text:span>ATAAGCCTGATCAAGC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TGTTTAATTTTATTACTCTAAAGCCAGCAAAATTTATATAGTTTTAG</text:p>
      <text:p text:style-name="Preformatted_20_Text">PRE_RM <text:s text:c="27"/>AAATGTTTAATTTTATTACTCTAAAGCCAGCAAAATTTATATAGTTTT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AAGGCAGAAGCAGCATAGAGACATCAGAACAGGAAAGGATTTTGCA</text:p>
      <text:p text:style-name="Preformatted_20_Text">PRE_RM <text:s text:c="27"/>AATAAAGGCAGAAGCAGCATAGAGACATCAGAACAGGAAAGGATTTT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TGAACAGTGAGAACATTTGTATCAAGTAAACTTTATTCAGATAGA</text:p>
      <text:p text:style-name="Preformatted_20_Text">PRE_RM <text:s text:c="27"/>CATGTTGAACAGTGAGAACATTTGTATCAAGTAAACTTTATTCAGAT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AGAGGCCCAGAGATTTCCTCTAGCCCTAAGGGAATGTGAATCAGCAG</text:p>
      <text:p text:style-name="Preformatted_20_Text">PRE_RM <text:s text:c="27"/>TGTAGAGGCCCAGAGATTTCCTCTAGCCCTAAGGGAATGTGAATCAG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AAGATGCCTTAAATGGTGCCAGCTGACACAGCAGTCAGCTGCTAAAT</text:p>
      <text:p text:style-name="Preformatted_20_Text">PRE_RM <text:s text:c="27"/>TCTAAGATGCCTTAAATGGTGCCAGCTGACACAGCAGTCAGCTGCTA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TTCTATATAACCCCTACTAGGCACTGGCACTGCTATTAAATGTAAGA</text:p>
      <text:p text:style-name="Preformatted_20_Text">PRE_RM <text:s text:c="27"/>TCCTTCTATATAACCCCTACTAGGCACTGGCACTGCTATTAAATGTA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CAGATAATAATGGGGTTTGTAAGGCAAGTGCCTTAACTGCAGCTGT</text:p>
      <text:p text:style-name="Preformatted_20_Text">PRE_RM <text:s text:c="27"/>GCTGCAGATAATAATGGGGTTTGTAAGGCAAGTGCCTTAACTGCAGC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TACAAGGTGTCATACGTCACAGACAGAAGCTAGGGATATCTATTTTAG</text:p>
      <text:p text:style-name="Preformatted_20_Text">PRE_RM <text:s text:c="27"/>TTTACAAGGTGTCATACGTCACAGACAGAAGCTAGGGATATCTATTTT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TATAATGTAAAACCGAACAGTGTGATTTAACATTAGATGTAGAATGTA</text:p>
      <text:p text:style-name="Preformatted_20_Text">PRE_RM <text:s text:c="27"/>GATATAATGTAAAACCGAACAGTGTGATTTAACATTAGATGTAGAATGTA</text:p>
      <text:p text:style-name="Preformatted_20_Text"><text:soft-page-break/><text:s text:c="34"/>**************************************************</text:p>
      <text:p text:style-name="Preformatted_20_Text"/>
      <text:p text:style-name="Preformatted_20_Text">CM003812.1_11286500-11300000 <text:s text:c="5"/>TGAGTTGTATGCCTCAAAAGGATATTTCTCCTGTTCAGTCTTCATTTTAT</text:p>
      <text:p text:style-name="Preformatted_20_Text">PRE_RM <text:s text:c="27"/>TGAGTTGTATGCCTCAAAAGGATATTTCTCCTGTTCAGTCTTCATTT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TTAGAATGTTTGCTTTGTTTCATATCATTTTTAATTGGTGCTGTGC</text:p>
      <text:p text:style-name="Preformatted_20_Text">PRE_RM <text:s text:c="27"/>TCTTTTAGAATGTTTGCTTTGTTTCATATCATTTTTAATTGGTGCTG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TTCATGCATACAGTCTGAGAATAGCAGAGAGTGATCCAGAATAAGAGA</text:p>
      <text:p text:style-name="Preformatted_20_Text">PRE_RM <text:s text:c="27"/>CCTTCATGCATACAGTCTGAGAATAGCAGAGAGTGATCCAGAATAAG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TTTAGTTCTGTTCTGAAAATAAACAAAGGCAAAACTCCAGCTGACCT</text:p>
      <text:p text:style-name="Preformatted_20_Text">PRE_RM <text:s text:c="27"/>GAATTTAGTTCTGTTCTGAAAATAAACAAAGGCAAAACTCCAGCTGA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TAGGCATGCAGGAATAGCTTCCATTATCTGGCAAGCCATATGGAATT</text:p>
      <text:p text:style-name="Preformatted_20_Text">PRE_RM <text:s text:c="27"/>TAGTAGGCATGCAGGAATAGCTTCCATTATCTGGCAAGCCATATGG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ATTCTGTTATAAAAGTTGAGATCTTTACATACTATACCTAAAAAGA</text:p>
      <text:p text:style-name="Preformatted_20_Text">PRE_RM <text:s text:c="27"/>ATTTATTCTGTTATAAAAGTTGAGATCTTTACATACTATACCTAAAA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CTTGCCAAAATGATCTCAAAAGTAATTAGCAAGGAAAGAGATCTGCA</text:p>
      <text:p text:style-name="Preformatted_20_Text">PRE_RM <text:s text:c="27"/>AGACTTGCCAAAATGATCTCAAAAGTAATTAGCAAGGAAAGAGATCT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CAGTCTGAACTTCTTGGTGCTTCCTCGGTTTTAATTTGAGAAGTTTT</text:p>
      <text:p text:style-name="Preformatted_20_Text">PRE_RM <text:s text:c="27"/>GAACAGTCTGAACTTCTTGGTGCTTCCTCGGTTTTAATTTGAGAAGTT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TTCTGTTAAGCAAGTTTGTTCCTGTCCAAAATACTAGGTAAGATACC</text:p>
      <text:p text:style-name="Preformatted_20_Text">PRE_RM <text:s text:c="27"/>TACTTCTGTTAAGCAAGTTTGTTCCTGTCCAAAATACTAGGTAAGAT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GTTTTAAAGTGCTGTAGTTTATAAGTAAAATAGATTTTCCTGCTGTAC</text:p>
      <text:p text:style-name="Preformatted_20_Text">PRE_RM <text:s text:c="27"/>ACGTTTTAAAGTGCTGTAGTTTATAAGTAAAATAGATTTTCCTGCTG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CATACCAGAACAGCCCTCACATCTGCTTTCTTTTCTCTGCATTAAGA<text:span text:style-name="T1">A</text:span></text:p>
      <text:p text:style-name="Preformatted_20_Text">PRE_RM <text:s text:c="27"/>TGCATACCAGAACAGCCCTCACATCTGCTTTCTTTTCTCTGCATTAAGA<text:span text:style-name="T1">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CCAAACATTTTTGTATATAAAAGAAATATTCACCTTGCAAGATTCCAAAT</text:span></text:p>
      <text:p text:style-name="Preformatted_20_Text">PRE_RM <text:s text:c="27"/><text:span text:style-name="T1">CCAAACATTTTTGTATATAAAAGAAATATTCACCTTGCAAGATTCCAAA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CGAAGTTGTGGTATTCAGCTCATAGTTTACAGTGGAAATTTCCTTACTT</text:span></text:p>
      <text:p text:style-name="Preformatted_20_Text">PRE_RM <text:s text:c="27"/><text:span text:style-name="T1">GCGAAGTTGTGGTATTCAGCTCATAGTTTACAGTGGAAATTTCCTTACT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TTAAGATAGGATAGTGTTAATTTAATATTCACTTACACAGTTGAGAA</text:span></text:p>
      <text:p text:style-name="Preformatted_20_Text">PRE_RM <text:s text:c="27"/><text:span text:style-name="T1">TCATTAAGATAGGATAGTGTTAATTTAATATTCACTTACACAGTTGAGA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ACATATATTTCTGCTGAATTAAAGTGACTGTTCTGGACTAA</text:span>GTTAGAAAA</text:p>
      <text:p text:style-name="Preformatted_20_Text"><text:soft-page-break/>PRE_RM <text:s text:c="27"/><text:span text:style-name="T1">ACATATATTTCTGCTGAATTAAAGTGACTGTTCTGGACTAA</text:span>GTTAG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CAATTGCTGTGCTGATTTTGAAGGCCAGAATATATGTACCTGCTGCAT</text:p>
      <text:p text:style-name="Preformatted_20_Text">PRE_RM <text:s text:c="27"/>GGCAATTGCTGTGCTGATTTTGAAGGCCAGAATATATGTACCTGCTG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GCATGAACAGCAACAGTATCACTGATTGATATTGAGAAATTGCAAAG</text:p>
      <text:p text:style-name="Preformatted_20_Text">PRE_RM <text:s text:c="27"/>GAAGCATGAACAGCAACAGTATCACTGATTGATATTGAGAAATTGCA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ACACCAGGCAAAATGTAAAATCTGTACCCCAGTATTATTCTGTTAAGT</text:p>
      <text:p text:style-name="Preformatted_20_Text">PRE_RM <text:s text:c="27"/>GGACACCAGGCAAAATGTAAAATCTGTACCCCAGTATTATTCTGTTA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GGAGATCATTGTGATTCTTATAATAAGAATCTGTATAAAGCAAAAT</text:p>
      <text:p text:style-name="Preformatted_20_Text">PRE_RM <text:s text:c="27"/>ATTTGGAGATCATTGTGATTCTTATAATAAGAATCTGTATAAAGCAA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TTCTGAACATAAGGTAAGGCACCAGCCATTAAATTTGAGTTTAATAT</text:p>
      <text:p text:style-name="Preformatted_20_Text">PRE_RM <text:s text:c="27"/>TATTTCTGAACATAAGGTAAGGCACCAGCCATTAAATTTGAGTTTA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AGAAATTATGTGTTGAAGT<text:span text:style-name="T1">TTACTGTGAAATCCAAAATGGCTGTCATA</text:span></text:p>
      <text:p text:style-name="Preformatted_20_Text">PRE_RM <text:s text:c="27"/>ATAGAAATTATGTGTTGAAGT<text:span text:style-name="T1">TTACTGTGAAATCCAAAATGGCTGTCAT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CTACAGGATGCTTGGTTGATGCTCCAACAAAGTGTCAGTACAGTATCT</text:span></text:p>
      <text:p text:style-name="Preformatted_20_Text">PRE_RM <text:s text:c="27"/><text:span text:style-name="T1">GACTACAGGATGCTTGGTTGATGCTCCAACAAAGTGTCAGTACAGTATC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CAGCTGCAGCTGTTTCAAAGATTGCCTGGTGA</text:span>NNNNNNNNNNNNNNN</text:p>
      <text:p text:style-name="Preformatted_20_Text">PRE_RM <text:s text:c="27"/><text:span text:style-name="T1">TCACAGCTGCAGCTGTTTCAAAGATTGCCTGGTGA</text:span>CTTTCTATGATGGAG</text:p>
      <text:p text:style-name="Preformatted_20_Text"><text:s text:c="34"/>*********************************** <text:s text:c="1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GACAGCACTGGTGGATGGGAAGGGGCAACAGATATCACCTACCTGG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TGCAAAGCCTTTGAAATGGTCCCTGACCATGTCCTTCTCTCTAA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GAGGTATCGATATGAAAGATGGTCAGTTTGATGGGTTAAGAACTG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CTGGTTGCAGCCAAGGGGTTGTAATCAACGTTTCCGTTGCAGGGT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TATTTATGTA</text:p>
      <text:p text:style-name="Preformatted_20_Text">PRE_RM <text:s text:c="27"/>AGCCAGTCACAAGTGGTGGCCCCCAGCAGTTGATCCCAGGTATTTATGTA</text:p>
      <text:p text:style-name="Preformatted_20_Text"><text:s text:c="74"/>**********</text:p>
      <text:p text:style-name="Preformatted_20_Text"/>
      <text:p text:style-name="Preformatted_20_Text">CM003812.1_11286500-11300000 <text:s text:c="5"/>GAGTGGATAAAGATATTTTTNNNNNNNNNNNNNNNNNNNNNNNNNNNNNN</text:p>
      <text:p text:style-name="Preformatted_20_Text">PRE_RM <text:s text:c="27"/>GAGTGGATAAAGATATTTTTGAAAGCAGCCTTGTGGAGAAAGACTTTGGG</text:p>
      <text:p text:style-name="Preformatted_20_Text"><text:s text:c="34"/>******************** <text:s text:c="29"/></text:p>
      <text:p text:style-name="Preformatted_20_Text"/>
      <text:p text:style-name="Preformatted_20_Text"><text:soft-page-break/>CM003812.1_11286500-11300000 <text:s text:c="5"/>NNNNNNNNNNNNNNNNNNNNNNNNNNNNNNNNNNNNNNNNNNNNNNNNNN</text:p>
      <text:p text:style-name="Preformatted_20_Text">PRE_RM <text:s text:c="27"/>GTCCTGGTGGACGAGAAACTGGACATTAGCCAGCAGTGTGCACTTGCA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GAAGGCCAACTGTGTTCTGGGCTGCATTAACAGAGGGGTGGCCAG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GAGAGGGAGGTGATTGTCCCCCTCTACTCAGCTCTTGTGAGGCCCC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GCAGTACTGCATCCAGGCCTGGGTCCCCCAGTACAGGAAAGACACA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TCTTGAAACAGGTTCAGAGGAGGGCCACTAAGATGATCAGTGGGCT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CACCTCTCCTGTGAGGAAAGGTTGAGGGAACTGGATTTGTTTAGC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AAGAGAAGGCTTCACAACCTCCTTGGGCAACCTGGGAGACCTC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GGCCTTCCAGTACTTGAAGGAAGCCTATAAACAAGAGAGGGAACA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TTACATGGGTTCATAGTGATAGGACAAGGGGGAATGGTTTTAAACTA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GGAGAGGTTTAGTGTAGATATTAGGAGGAAGTTTCTCACTCAGA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ATGACACACTGGAACAGGTTGCCCAAGGAGGCTGTGGATGCCCCA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AGGCATTCAAGGCCAGGCTGGATGTGACTCTGGGCAGCCTGGT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TTGGCAACCCTGACTGTGGCAGAGGGGTTGAAGTGAGATGAACA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TCCTTTTCAACTCAGGCCATTCTGTGGTTTTATTATTCAGTCT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GGCTGTGATTTGACCTAATAGCAGACTTTCCGTATCTAAAGGGGAAC</text:p>
      <text:p text:style-name="Preformatted_20_Text"><text:s text:c="84"/></text:p>
      <text:p text:style-name="Preformatted_20_Text"><text:soft-page-break/></text:p>
      <text:p text:style-name="Preformatted_20_Text">CM003812.1_11286500-11300000 <text:s text:c="5"/>NNNNNNNNNNNNNNNNNNNNNNNNNNNNNNNNNNNNNNNNNNNNNNNNNN</text:p>
      <text:p text:style-name="Preformatted_20_Text">PRE_RM <text:s text:c="27"/>TACAGGAATGAAAGGGAAAGATTCCTTAGCAAGGTTTGTGCTTATAGAA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GGTGAAATAGCTTCAAACCCCAAAAGGGTACATTTATATAAGAGAT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CTAGGAAAAAAGTTTTGTACAGAGAGGATGGTGAGACACGTGAACA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ACCCAGAGTTGTGGTTGATTTGCCCCATCCCTGGGGCATTTCAAG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GCTGGATTACACCCTGGACAGCCTGATCTAGCTGTGGATGTCCTT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T</text:p>
      <text:p text:style-name="Preformatted_20_Text">PRE_RM <text:s text:c="27"/>CATTGCAGGAGAGATGGACTAGATGACCTTTAAAGGTCCCTTCCAACTCT</text:p>
      <text:p text:style-name="Preformatted_20_Text"><text:s text:c="83"/>*</text:p>
      <text:p text:style-name="Preformatted_20_Text"/>
      <text:p text:style-name="Preformatted_20_Text">CM003812.1_11286500-11300000 <text:s text:c="5"/>AAGTANNNNNNNNNNNNNNNNNNNNNNNNNNNNNNNNNNNNNNAGGTCAG</text:p>
      <text:p text:style-name="Preformatted_20_Text">PRE_RM <text:s text:c="27"/>AAGTATGATTCTGTGATTCTGTGATTCCATGATTCTGTGATTCAGGTCAG</text:p>
      <text:p text:style-name="Preformatted_20_Text"><text:s text:c="34"/>***** <text:s text:c="37"/>*******</text:p>
      <text:p text:style-name="Preformatted_20_Text"/>
      <text:p text:style-name="Preformatted_20_Text">CM003812.1_11286500-11300000 <text:s text:c="5"/>TGAGGTCTAGGCCCATTATAACCTTTCTCCCTTCACTTTTTATACATAGA</text:p>
      <text:p text:style-name="Preformatted_20_Text">PRE_RM <text:s text:c="27"/>TGAGGTCTAGGCCCATTATAACCTTTCTCCCTTCACTTTTTATACAT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TCTGTAGCAGTATTGAGCTTTTATACACTGCTGGACCAGAAAAACTC</text:p>
      <text:p text:style-name="Preformatted_20_Text">PRE_RM <text:s text:c="27"/>AATTCTGTAGCAGTATTGAGCTTTTATACACTGCTGGACCAGAAAA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TTTTCTGATGTTATCAGCCACGAAGAGATGAAGAATCAAAAGTCAGT</text:p>
      <text:p text:style-name="Preformatted_20_Text">PRE_RM <text:s text:c="27"/>TGTTTTTCTGATGTTATCAGCCACGAAGAGATGAAGAATCAAAAGTC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CAGAAATACATTTCAGCTTATTAGATGAAGAAAATGGCTTTGAAATA</text:p>
      <text:p text:style-name="Preformatted_20_Text">PRE_RM <text:s text:c="27"/>GCACAGAAATACATTTCAGCTTATTAGATGAAGAAAATGGCTTTGAA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CATTCAGGAAAATCTGAGCCAGAAGGAGAAGTGCATCTGGTAGGTAA</text:p>
      <text:p text:style-name="Preformatted_20_Text">PRE_RM <text:s text:c="27"/>AAACATTCAGGAAAATCTGAGCCAGAAGGAGAAGTGCATCTGGTAGG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TGCCTAAATACACAAAAACCTGGGAAATCTTGAGAATGAAAAACAAA</text:p>
      <text:p text:style-name="Preformatted_20_Text">PRE_RM <text:s text:c="27"/>TGATGCCTAAATACACAAAAACCTGGGAAATCTTGAGAATGAAAAAC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ACAAAATATTTTTTATTTTATAATTCAGCCAAAGATTAGAGAAAACA</text:p>
      <text:p text:style-name="Preformatted_20_Text">PRE_RM <text:s text:c="27"/>AAAACAAAATATTTTTTATTTTATAATTCAGCCAAAGATTAGAGAAA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</text:p>
      <text:p text:style-name="Preformatted_20_Text">PRE_RM <text:s text:c="27"/>T</text:p>
      <text:p text:style-name="P2"><text:soft-page-break/><text:s text:c="34"/>*</text:p>
      <text:p text:style-name="Horizontal_20_Line"><text:bookmark text:name="clustalw.dnd"/></text:p>
      <text:p text:style-name="Preformatted_20_Text"><text:a xlink:type="simple" xlink:href="https://www.genome.jp/tools-bin/pushfile?210911205433JCCms+clustalw.dnd" text:style-name="Internet_20_link" text:visited-style-name="Visited_20_Internet_20_Link">clustalw.dnd</text:a></text:p>
      <text:p text:style-name="Preformatted_20_Text"/>
      <text:p text:style-name="P2">(CM003812.1_11286500-11300000:0.15617,PRE_RM:0.15617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5.58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7:26:27.220431304</meta:creation-date>
    <dc:date>2022-04-07T10:07:47.643355978</dc:date>
    <meta:editing-duration>P1DT7H6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0" meta:paragraph-count="834" meta:word-count="1363" meta:character-count="68792" meta:non-whitespace-character-count="46062"/>
  </office:meta>
</office:document-meta>
</file>